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36cm" fo:min-width="6.35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1.508cm" fo:min-width="2.37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color="#ff0000" fo:font-size="18pt" style:font-size-asian="18pt" style:font-size-complex="18pt"/>
    </style:style>
    <style:style style:name="P7" style:family="paragraph">
      <style:paragraph-properties fo:text-align="center"/>
      <style:text-properties fo:color="#00ff00"/>
    </style:style>
    <style:style style:name="P8" style:family="paragraph">
      <style:paragraph-properties fo:text-align="center"/>
      <style:text-properties fo:color="#e6e6ff" fo:font-size="1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00ff00"/>
    </style:style>
    <style:style style:name="T4" style:family="text">
      <style:text-properties fo:color="#e6e6ff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58cm" svg:height="2.286cm" svg:x="0.762cm" svg:y="0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98cm" svg:height="1.673cm" svg:x="1.832cm" svg:y="1.124cm">
          <draw:text-box>
            <text:p>S1...M, M workers,</text:p>
            <text:p>N inputs</text:p>
          </draw:text-box>
        </draw:frame>
        <draw:line draw:style-name="gr3" draw:text-style-name="P3" draw:layer="layout" svg:x1="8.382cm" svg:y1="2.032cm" svg:x2="13.716cm" svg:y2="2.032cm">
          <text:p/>
        </draw:line>
        <draw:custom-shape draw:style-name="gr4" draw:text-style-name="P1" draw:layer="layout" svg:width="3.81cm" svg:height="2.032cm" svg:x="14.478cm" svg:y="1.016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2.919cm" svg:height="0.802cm" svg:x="9.906cm" svg:y="1.27cm">
          <draw:text-box>
            <text:p text:style-name="P4"><text:span text:style-name="T1">READY (1)</text:span></text:p>
          </draw:text-box>
        </draw:frame>
        <draw:line draw:style-name="gr3" draw:text-style-name="P3" draw:layer="layout" svg:x1="14.986cm" svg:y1="2.794cm" svg:x2="7.62cm" svg:y2="5.842cm">
          <text:p/>
        </draw:line>
        <draw:line draw:style-name="gr5" draw:text-style-name="P3" draw:layer="layout" svg:x1="17.78cm" svg:y1="2.794cm" svg:x2="23.368cm" svg:y2="5.842cm">
          <text:p text:style-name="P1"/>
        </draw:line>
        <draw:frame draw:style-name="gr2" draw:text-style-name="P5" draw:layer="layout" svg:width="2.788cm" svg:height="0.802cm" svg:x="9.925cm" svg:y="3.864cm">
          <draw:text-box>
            <text:p text:style-name="P4"><text:span text:style-name="T1">START (2)</text:span></text:p>
          </draw:text-box>
        </draw:frame>
        <draw:custom-shape draw:style-name="gr6" draw:text-style-name="P1" draw:layer="layout" svg:width="4.572cm" svg:height="2.54cm" svg:x="4.318cm" svg:y="6.096cm">
          <text:p text:style-name="P1">S1..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572cm" svg:height="2.794cm" svg:x="21.844cm" svg:y="5.842cm">
          <text:p text:style-name="P1">(if M&gt;N)</text:p>
          <text:p text:style-name="P1">SN+1..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3" draw:layer="layout" svg:x1="16.51cm" svg:y1="3.048cm" svg:x2="16.51cm" svg:y2="7.112cm">
          <text:p/>
        </draw:line>
        <draw:line draw:style-name="gr3" draw:text-style-name="P3" draw:layer="layout" svg:x1="16.764cm" svg:y1="7.112cm" svg:x2="21.59cm" svg:y2="7.112cm">
          <text:p/>
        </draw:line>
        <draw:line draw:style-name="gr3" draw:text-style-name="P3" draw:layer="layout" svg:x1="16.256cm" svg:y1="7.112cm" svg:x2="9.398cm" svg:y2="7.112cm">
          <text:p/>
        </draw:line>
        <draw:frame draw:style-name="gr2" draw:text-style-name="P5" draw:layer="layout" svg:width="2.005cm" svg:height="0.802cm" svg:x="18.796cm" svg:y="6.844cm">
          <draw:text-box>
            <text:p text:style-name="P4"><text:span text:style-name="T1">GO (3)</text:span></text:p>
          </draw:text-box>
        </draw:frame>
        <draw:frame draw:style-name="gr2" draw:text-style-name="P5" draw:layer="layout" svg:width="2.005cm" svg:height="0.802cm" svg:x="12.223cm" svg:y="6.912cm">
          <draw:text-box>
            <text:p text:style-name="P4"><text:span text:style-name="T1">GO (3)</text:span></text:p>
          </draw:text-box>
        </draw:frame>
        <draw:frame draw:style-name="gr2" draw:text-style-name="P5" draw:layer="layout" svg:width="2.318cm" svg:height="0.802cm" svg:x="18.796cm" svg:y="3.356cm">
          <draw:text-box>
            <text:p text:style-name="P4"><text:span text:style-name="T1">EXIT (2)</text:span></text:p>
          </draw:text-box>
        </draw:frame>
        <draw:line draw:style-name="gr8" draw:text-style-name="P3" draw:layer="layout" svg:x1="16.51cm" svg:y1="7.366cm" svg:x2="16.51cm" svg:y2="9.398cm">
          <text:p/>
        </draw:line>
        <draw:custom-shape draw:style-name="gr4" draw:text-style-name="P1" draw:layer="layout" svg:width="3.81cm" svg:height="2.032cm" svg:x="14.732cm" svg:y="9.652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606cm" svg:y1="8.128cm" svg:x2="18.288cm" svg:y2="10.16cm">
          <text:p/>
        </draw:line>
        <draw:frame draw:style-name="gr2" draw:text-style-name="P5" draw:layer="layout" svg:width="2.318cm" svg:height="0.802cm" svg:x="19.558cm" svg:y="8.69cm">
          <draw:text-box>
            <text:p text:style-name="P4"><text:span text:style-name="T1">EXIT (4)</text:span></text:p>
          </draw:text-box>
        </draw:frame>
        <draw:custom-shape draw:style-name="gr6" draw:text-style-name="P1" draw:layer="layout" svg:width="4.572cm" svg:height="2.54cm" svg:x="4.318cm" svg:y="9.906cm">
          <text:p text:style-name="P1">S1..N<text:line-break/>run code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604cm" svg:y1="8.636cm" svg:x2="6.604cm" svg:y2="9.906cm">
          <text:p/>
        </draw:line>
        <draw:line draw:style-name="gr8" draw:text-style-name="P3" draw:layer="layout" svg:x1="24.13cm" svg:y1="8.636cm" svg:x2="24.13cm" svg:y2="10.16cm">
          <text:p/>
        </draw:line>
        <draw:custom-shape draw:style-name="gr7" draw:text-style-name="P6" draw:layer="layout" svg:width="4.572cm" svg:height="2.794cm" svg:x="21.844cm" svg:y="10.16cm">
          <text:p text:style-name="P6"><text:span text:style-name="T2">SN+1..M</text:span></text:p>
          <text:p text:style-name="P6"><text:span text:style-name="T2">(DIE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8.89cm" svg:y1="10.922cm" svg:x2="14.478cm" svg:y2="10.668cm">
          <text:p/>
        </draw:line>
        <draw:frame draw:style-name="gr2" draw:text-style-name="P5" draw:layer="layout" svg:width="2.661cm" svg:height="0.802cm" svg:x="10.922cm" svg:y="10.16cm">
          <draw:text-box>
            <text:p text:style-name="P4"><text:span text:style-name="T1">DONE (4)</text:span></text:p>
          </draw:text-box>
        </draw:frame>
        <draw:line draw:style-name="gr3" draw:text-style-name="P3" draw:layer="layout" svg:x1="15.24cm" svg:y1="11.43cm" svg:x2="8.89cm" svg:y2="11.938cm">
          <text:p/>
        </draw:line>
        <draw:frame draw:style-name="gr2" draw:text-style-name="P5" draw:layer="layout" svg:width="2.5cm" svg:height="0.802cm" svg:x="11.165cm" svg:y="11.484cm">
          <draw:text-box>
            <text:p text:style-name="P4"><text:span text:style-name="T1">NCDS(5)</text:span></text:p>
          </draw:text-box>
        </draw:frame>
        <draw:custom-shape draw:style-name="gr6" draw:text-style-name="P1" draw:layer="layout" svg:width="4.572cm" svg:height="2.54cm" svg:x="4.318cm" svg:y="9.906cm">
          <text:p text:style-name="P1">S1..N<text:line-break/>run co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572cm" svg:height="2.54cm" svg:x="4.318cm" svg:y="13.208cm">
          <text:p text:style-name="P1">S1..N<text:line-break/>send back NCD<text:line-break/>data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604cm" svg:y1="12.446cm" svg:x2="6.604cm" svg:y2="13.208cm">
          <text:p/>
        </draw:line>
        <draw:custom-shape draw:style-name="gr6" draw:text-style-name="P1" draw:layer="layout" svg:width="4.572cm" svg:height="2.54cm" svg:x="4.318cm" svg:y="9.906cm">
          <text:p text:style-name="P1">S1..N<text:line-break/>run cod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2.032cm" svg:x="14.681cm" svg:y="12.471cm">
          <text:p text:style-name="P1">M<text:line-break/>records </text:p>
          <text:p text:style-name="P1">N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1cm" svg:y1="11.684cm" svg:x2="16.51cm" svg:y2="12.7cm">
          <text:p/>
        </draw:line>
        <draw:line draw:style-name="gr3" draw:text-style-name="P3" draw:layer="layout" svg:x1="8.89cm" svg:y1="13.97cm" svg:x2="14.732cm" svg:y2="13.716cm">
          <text:p/>
        </draw:line>
        <draw:frame draw:style-name="gr2" draw:text-style-name="P5" draw:layer="layout" svg:width="2.31cm" svg:height="0.802cm" svg:x="9.556cm" svg:y="13.462cm">
          <draw:text-box>
            <text:p text:style-name="P4"><text:span text:style-name="T1">NCD (6)</text:span></text:p>
          </draw:text-box>
        </draw:frame>
        <draw:custom-shape draw:style-name="gr4" draw:text-style-name="P1" draw:layer="layout" svg:width="3.81cm" svg:height="2.032cm" svg:x="14.732cm" svg:y="15.24cm">
          <text:p text:style-name="P1">M</text:p>
          <text:p text:style-name="P1"><text:span text:style-name="T1">Reads new </text:span><text:span text:style-name="T1"><text:line-break/></text:span><text:span text:style-name="T1">li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1cm" svg:y1="14.732cm" svg:x2="16.51cm" svg:y2="15.24cm">
          <text:p/>
        </draw:line>
        <draw:line draw:style-name="gr3" draw:text-style-name="P3" draw:layer="layout" svg:x1="14.732cm" svg:y1="16.256cm" svg:x2="8.89cm" svg:y2="15.24cm">
          <text:p/>
        </draw:line>
        <draw:frame draw:style-name="gr2" draw:text-style-name="P5" draw:layer="layout" svg:width="2.788cm" svg:height="0.802cm" svg:x="9.925cm" svg:y="15.24cm">
          <draw:text-box>
            <text:p text:style-name="P4"><text:span text:style-name="T1">START (7)</text:span></text:p>
          </draw:text-box>
        </draw:frame>
        <draw:line draw:style-name="gr3" draw:text-style-name="P3" draw:layer="layout" svg:x1="4.318cm" svg:y1="14.224cm" svg:x2="1.016cm" svg:y2="10.414cm">
          <text:p/>
        </draw:line>
        <draw:line draw:style-name="gr3" draw:text-style-name="P3" draw:layer="layout" svg:x1="1.016cm" svg:y1="10.414cm" svg:x2="4.318cm" svg:y2="10.414cm">
          <text:p/>
        </draw:line>
        <draw:custom-shape draw:style-name="gr4" draw:text-style-name="P1" draw:layer="layout" svg:width="3.81cm" svg:height="2.032cm" svg:x="14.732cm" svg:y="18.034cm">
          <text:p text:style-name="P1">M</text:p>
          <text:p text:style-name="P1"><text:span text:style-name="T1">No new li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51cm" svg:y1="17.272cm" svg:x2="16.51cm" svg:y2="18.034cm">
          <text:p/>
        </draw:line>
        <draw:line draw:style-name="gr3" draw:text-style-name="P3" draw:layer="layout" svg:x1="8.89cm" svg:y1="10.922cm" svg:x2="15.24cm" svg:y2="18.288cm">
          <text:p/>
        </draw:line>
        <draw:frame draw:style-name="gr2" draw:text-style-name="P5" draw:layer="layout" svg:width="3.766cm" svg:height="1.353cm" svg:x="12.236cm" svg:y="16.427cm">
          <draw:text-box>
            <text:p text:style-name="P4"><text:span text:style-name="T1">DONE </text:span></text:p>
            <text:p text:style-name="P4"><text:span text:style-name="T1">(completing, 8)</text:span></text:p>
          </draw:text-box>
        </draw:frame>
        <draw:custom-shape draw:style-name="gr6" draw:text-style-name="P7" draw:layer="layout" svg:width="4.572cm" svg:height="2.54cm" svg:x="4.318cm" svg:y="16.51cm">
          <text:p text:style-name="P7"><text:span text:style-name="T3">S1..N</text:span></text:p>
          <text:p text:style-name="P7"><text:span text:style-name="T3">(DIE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32cm" svg:y1="19.05cm" svg:x2="8.89cm" svg:y2="17.526cm">
          <text:p/>
        </draw:line>
        <draw:frame draw:style-name="gr2" draw:text-style-name="P5" draw:layer="layout" svg:width="3.63cm" svg:height="1.353cm" svg:x="9.652cm" svg:y="17.123cm">
          <draw:text-box>
            <text:p text:style-name="P4"><text:span text:style-name="T1">NCDS</text:span></text:p>
            <text:p text:style-name="P4"><text:span text:style-name="T1">(completing 9)</text:span></text:p>
          </draw:text-box>
        </draw:frame>
        <draw:line draw:style-name="gr3" draw:text-style-name="P3" draw:layer="layout" svg:x1="8.89cm" svg:y1="18.288cm" svg:x2="15.494cm" svg:y2="19.812cm">
          <text:p/>
        </draw:line>
        <draw:frame draw:style-name="gr2" draw:text-style-name="P5" draw:layer="layout" svg:width="5.108cm" svg:height="0.802cm" svg:x="9.197cm" svg:y="18.85cm">
          <draw:text-box>
            <text:p text:style-name="P4"><text:span text:style-name="T1">NCD (completing 10)</text:span></text:p>
          </draw:text-box>
        </draw:frame>
        <draw:line draw:style-name="gr8" draw:text-style-name="P3" draw:layer="layout" svg:x1="16.764cm" svg:y1="20.574cm" svg:x2="6.096cm" svg:y2="20.574cm">
          <text:p/>
        </draw:line>
        <draw:line draw:style-name="gr3" draw:text-style-name="P3" draw:layer="layout" svg:x1="6.096cm" svg:y1="20.574cm" svg:x2="6.096cm" svg:y2="19.05cm">
          <text:p/>
        </draw:line>
        <draw:line draw:style-name="gr3" draw:text-style-name="P3" draw:layer="layout" svg:x1="16.764cm" svg:y1="20.574cm" svg:x2="16.764cm" svg:y2="20.066cm">
          <text:p/>
        </draw:line>
        <draw:frame draw:style-name="gr2" draw:text-style-name="P5" draw:layer="layout" svg:width="8.092cm" svg:height="0.802cm" svg:x="7.66cm" svg:y="20.038cm">
          <draw:text-box>
            <text:p text:style-name="P4"><text:span text:style-name="T1">EXIT +handshake (completing, 11)</text:span></text:p>
          </draw:text-box>
        </draw:frame>
        <draw:frame draw:style-name="gr2" draw:text-style-name="P5" draw:layer="layout" svg:width="2.623cm" svg:height="1.353cm" svg:x="1.077cm" svg:y="11.938cm">
          <draw:text-box>
            <text:p text:style-name="P4"><text:span text:style-name="T1">(upon</text:span></text:p>
            <text:p text:style-name="P4"><text:span text:style-name="T1">START </text:span><text:span text:style-name="T1">7)</text:span></text:p>
          </draw:text-box>
        </draw:frame>
        <draw:frame draw:style-name="gr2" draw:text-style-name="P2" draw:layer="layout" svg:width="1.277cm" svg:height="0.962cm" svg:x="6.089cm" svg:y="8.89cm">
          <draw:text-box>
            <text:p>(3)</text:p>
          </draw:text-box>
        </draw:frame>
        <draw:frame draw:style-name="gr2" draw:text-style-name="P5" draw:layer="layout" svg:width="1.107cm" svg:height="0.802cm" svg:x="15.748cm" svg:y="7.928cm">
          <draw:text-box>
            <text:p text:style-name="P4"><text:span text:style-name="T1">(3)</text:span></text:p>
          </draw:text-box>
        </draw:frame>
        <draw:frame draw:style-name="gr2" draw:text-style-name="P5" draw:layer="layout" svg:width="1.107cm" svg:height="0.802cm" svg:x="16.002cm" svg:y="11.669cm">
          <draw:text-box>
            <text:p text:style-name="P4"><text:span text:style-name="T1">(5)</text:span></text:p>
          </draw:text-box>
        </draw:frame>
        <draw:frame draw:style-name="gr2" draw:text-style-name="P5" draw:layer="layout" svg:width="1.107cm" svg:height="0.802cm" svg:x="15.995cm" svg:y="14.532cm">
          <draw:text-box>
            <text:p text:style-name="P4"><text:span text:style-name="T1">(6)</text:span></text:p>
          </draw:text-box>
        </draw:frame>
        <draw:frame draw:style-name="gr2" draw:text-style-name="P5" draw:layer="layout" svg:width="1.107cm" svg:height="0.802cm" svg:x="16.256cm" svg:y="17.272cm">
          <draw:text-box>
            <text:p><text:span text:style-name="T1">(7)</text:span></text:p>
          </draw:text-box>
        </draw:frame>
        <draw:line draw:style-name="gr3" draw:text-style-name="P3" draw:layer="layout" svg:x1="18.542cm" svg:y1="19.05cm" svg:x2="21.082cm" svg:y2="19.05cm">
          <text:p/>
        </draw:line>
        <draw:custom-shape draw:style-name="gr4" draw:text-style-name="P8" draw:layer="layout" svg:width="3.81cm" svg:height="2.032cm" svg:x="21.082cm" svg:y="18.034cm">
          <text:p text:style-name="P8"><text:span text:style-name="T4">M (finishes </text:span><text:span text:style-name="T4"><text:line-break/></text:span><text:span text:style-name="T4">and di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.383cm" svg:height="0.802cm" svg:x="19.191cm" svg:y="18.288cm">
          <draw:text-box>
            <text:p><text:span text:style-name="T1">(11)</text:span></text:p>
          </draw:text-box>
        </draw:frame>
        <draw:line draw:style-name="gr8" draw:text-style-name="P3" draw:layer="layout" svg:x1="16.51cm" svg:y1="14.503cm" svg:x2="16.51cm" svg:y2="15.334cm">
          <text:p/>
        </draw:line>
        <draw:frame draw:style-name="gr2" draw:text-style-name="P5" draw:layer="layout" svg:width="1.107cm" svg:height="0.802cm" svg:x="6.005cm" svg:y="12.406cm">
          <draw:text-box>
            <text:p><text:span text:style-name="T1">(4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useppe Murante</meta:initial-creator>
    <meta:creation-date>2017-09-09T16:35:40.833072385</meta:creation-date>
    <dc:date>2017-09-09T17:31:39.104315192</dc:date>
    <dc:creator>Giuseppe Murante</dc:creator>
    <meta:editing-duration>PT1M44S</meta:editing-duration>
    <meta:editing-cycles>1</meta:editing-cycles>
    <meta:document-statistic meta:object-count="89"/>
    <meta:generator>LibreOffice/5.1.6.2$Linux_X86_64 LibreOffice_project/10m0$Build-2</meta:generator>
  </office:meta>
</office:document-meta>
</file>